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a13" officeooo:paragraph-rsid="000bfa13"/>
    </style:style>
    <style:style style:name="P2" style:family="paragraph" style:parent-style-name="Preformatted_20_Text">
      <style:text-properties officeooo:rsid="000d8175" officeooo:paragraph-rsid="000d8175"/>
    </style:style>
    <style:style style:name="P3" style:family="paragraph" style:parent-style-name="Preformatted_20_Text">
      <style:text-properties officeooo:rsid="000f4652" officeooo:paragraph-rsid="000f4652"/>
    </style:style>
    <style:style style:name="P4" style:family="paragraph" style:parent-style-name="Preformatted_20_Text">
      <style:text-properties officeooo:rsid="000f73f4" officeooo:paragraph-rsid="000f73f4"/>
    </style:style>
    <style:style style:name="P5" style:family="paragraph" style:parent-style-name="Preformatted_20_Text">
      <style:text-properties officeooo:rsid="00102fba" officeooo:paragraph-rsid="00102fba"/>
    </style:style>
    <style:style style:name="T1" style:family="text">
      <style:text-properties officeooo:rsid="000f4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r unix</text:p>
      <text:p text:style-name="Preformatted_20_Text"/>
      <text:h text:style-name="Heading_20_1" text:outline-level="1">définition</text:h>
      <text:p text:style-name="P1">une algo est un mode d’amploi pour réaliser une tache</text:p>
      <text:p text:style-name="P1">un programme est un mode d’amploi écrit dans un language</text:p>
      <text:p text:style-name="P1">Une tache est un environnement d’execution d’un programme</text:p>
      <text:p text:style-name="P1"/>
      <text:p text:style-name="P2">dans unix une tache est identifié par un pid processus indentifr</text:p>
      <text:p text:style-name="P2"/>
      <text:p text:style-name="P2">si dans le shell on lance une tache sans &amp; le shell lance un whait </text:p>
      <text:p text:style-name="P2"/>
      <text:p text:style-name="P2">un programme réentrant est utilisable par plusieurs <text:span text:style-name="T1">taches, comme par example bash, chaque utilisateur à son instance mais le programme n’est pas multiplié en ram.</text:span></text:p>
      <text:p text:style-name="P2"/>
      <text:p text:style-name="P3">l’exec permet à un programme de ce ramplcer par un autre programme avec le meme pid.</text:p>
      <text:p text:style-name="P3"/>
      <text:p text:style-name="P4">l’exit dans le shell permet au shell de ce suicider.</text:p>
      <text:p text:style-name="P4">Quand une commande ce termine elle execute un exit. Le pere peut reprendre son fonctionnement, c mequanisme s’appelle le sigchld.</text:p>
      <text:p text:style-name="P4"/>
      <text:p text:style-name="P5">Command distinguer le pére du fils, si ret = 0 nous somme dans le pere et ret=1 si dans le fil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0:02:16.514468229</dc:date>
    <meta:editing-duration>PT56M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49" meta:character-count="840" meta:non-whitespace-character-count="702"/>
  </office:meta>
</office:document-meta>
</file>